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967e"/>
    </style:style>
    <style:style style:name="P2" style:family="paragraph" style:parent-style-name="Standard">
      <style:text-properties officeooo:rsid="00197e93" officeooo:paragraph-rsid="00197e93"/>
    </style:style>
    <style:style style:name="P3" style:family="paragraph" style:parent-style-name="Standard">
      <style:text-properties officeooo:rsid="001dfaef" officeooo:paragraph-rsid="001dfaef"/>
    </style:style>
    <style:style style:name="P4" style:family="paragraph" style:parent-style-name="Standard">
      <style:text-properties officeooo:rsid="001dfaef" officeooo:paragraph-rsid="0020a2df"/>
    </style:style>
    <style:style style:name="P5" style:family="paragraph" style:parent-style-name="Standard">
      <style:text-properties officeooo:rsid="00222a22" officeooo:paragraph-rsid="00233e15"/>
    </style:style>
    <style:style style:name="P6" style:family="paragraph" style:parent-style-name="Standard">
      <style:text-properties officeooo:rsid="0029fe9a" officeooo:paragraph-rsid="0029fe9a"/>
    </style:style>
    <style:style style:name="P7" style:family="paragraph" style:parent-style-name="Standard">
      <style:text-properties officeooo:paragraph-rsid="0033ccc5"/>
    </style:style>
    <style:style style:name="P8" style:family="paragraph" style:parent-style-name="Standard">
      <style:text-properties fo:color="#55308d" loext:opacity="100%" fo:font-weight="bold" officeooo:rsid="002dc61d" officeooo:paragraph-rsid="002dc61d" style:font-weight-asian="bold" style:font-weight-complex="bold"/>
    </style:style>
    <style:style style:name="P9" style:family="paragraph" style:parent-style-name="Standard">
      <style:text-properties fo:color="#55308d" loext:opacity="100%" fo:font-weight="bold" officeooo:rsid="00197e93" officeooo:paragraph-rsid="00197e93" style:font-weight-asian="bold" style:font-weight-complex="bold"/>
    </style:style>
    <style:style style:name="P10" style:family="paragraph" style:parent-style-name="Standard">
      <style:text-properties fo:color="#55308d" loext:opacity="100%" fo:font-weight="bold" officeooo:rsid="00197e93" officeooo:paragraph-rsid="0043bca4" style:font-weight-asian="bold" style:font-weight-complex="bold"/>
    </style:style>
    <style:style style:name="P11" style:family="paragraph" style:parent-style-name="Standard">
      <style:text-properties fo:color="#55308d" loext:opacity="100%" fo:font-weight="bold" officeooo:rsid="0029fe9a" officeooo:paragraph-rsid="0029fe9a" style:font-weight-asian="bold" style:font-weight-complex="bold"/>
    </style:style>
    <style:style style:name="P12" style:family="paragraph" style:parent-style-name="Standard">
      <style:text-properties fo:color="#55308d" loext:opacity="100%" fo:font-weight="bold" officeooo:rsid="00378e02" officeooo:paragraph-rsid="00378e02" style:font-weight-asian="bold" style:font-weight-complex="bold"/>
    </style:style>
    <style:style style:name="P13" style:family="paragraph" style:parent-style-name="Standard">
      <style:text-properties fo:color="#55308d" loext:opacity="100%" fo:font-weight="bold" officeooo:rsid="00233e15" officeooo:paragraph-rsid="00233e15" style:font-weight-asian="bold" style:font-weight-complex="bold"/>
    </style:style>
    <style:style style:name="P14" style:family="paragraph" style:parent-style-name="Standard">
      <style:text-properties fo:color="#55308d" loext:opacity="100%" style:text-position="0% 100%" fo:font-weight="bold" officeooo:rsid="003f60c8" officeooo:paragraph-rsid="003f60c8" style:font-weight-asian="bold" style:font-weight-complex="bold"/>
    </style:style>
    <style:style style:name="P15" style:family="paragraph" style:parent-style-name="Standard">
      <style:text-properties officeooo:paragraph-rsid="00295af1"/>
    </style:style>
    <style:style style:name="P16" style:family="paragraph" style:parent-style-name="Standard">
      <style:text-properties officeooo:paragraph-rsid="003acb37"/>
    </style:style>
    <style:style style:name="P17" style:family="paragraph" style:parent-style-name="Standard">
      <style:text-properties officeooo:rsid="001f1cfe" officeooo:paragraph-rsid="001f1cfe"/>
    </style:style>
    <style:style style:name="P18" style:family="paragraph" style:parent-style-name="Standard">
      <style:text-properties officeooo:rsid="001f1cfe" officeooo:paragraph-rsid="004bf846"/>
    </style:style>
    <style:style style:name="P19" style:family="paragraph" style:parent-style-name="Standard">
      <style:text-properties fo:font-style="normal" officeooo:rsid="001dfaef" officeooo:paragraph-rsid="0020a2df" style:font-style-asian="normal" style:font-style-complex="normal"/>
    </style:style>
    <style:style style:name="P20" style:family="paragraph" style:parent-style-name="Standard">
      <style:text-properties fo:font-weight="bold" officeooo:rsid="00415387" officeooo:paragraph-rsid="00415387" style:font-weight-asian="bold" style:font-weight-complex="bold"/>
    </style:style>
    <style:style style:name="P21" style:family="paragraph" style:parent-style-name="Standard">
      <style:text-properties fo:font-weight="bold" officeooo:rsid="004374c0" officeooo:paragraph-rsid="004374c0" style:font-weight-asian="bold" style:font-weight-complex="bold"/>
    </style:style>
    <style:style style:name="P22" style:family="paragraph" style:parent-style-name="Standard">
      <style:text-properties fo:font-weight="bold" officeooo:rsid="004e6b6e" officeooo:paragraph-rsid="004e6b6e" style:font-weight-asian="bold" style:font-weight-complex="bold"/>
    </style:style>
    <style:style style:name="P23" style:family="paragraph" style:parent-style-name="Standard">
      <style:text-properties fo:font-weight="bold" officeooo:rsid="00584690" officeooo:paragraph-rsid="00584690" style:font-weight-asian="bold" style:font-weight-complex="bold"/>
    </style:style>
    <style:style style:name="P24" style:family="paragraph" style:parent-style-name="Standard">
      <style:text-properties officeooo:paragraph-rsid="00197e93"/>
    </style:style>
    <style:style style:name="P25" style:family="paragraph" style:parent-style-name="Standard">
      <style:text-properties officeooo:rsid="00415387" officeooo:paragraph-rsid="004e6b6e"/>
    </style:style>
    <style:style style:name="P26" style:family="paragraph" style:parent-style-name="Standard">
      <style:text-properties officeooo:paragraph-rsid="004e6b6e"/>
    </style:style>
    <style:style style:name="P27" style:family="paragraph" style:parent-style-name="Standard">
      <style:text-properties officeooo:paragraph-rsid="00568af8"/>
    </style:style>
    <style:style style:name="P28" style:family="paragraph" style:parent-style-name="Standard">
      <style:text-properties officeooo:rsid="00584690" officeooo:paragraph-rsid="00584690"/>
    </style:style>
    <style:style style:name="P29" style:family="paragraph" style:parent-style-name="Standard">
      <style:text-properties officeooo:paragraph-rsid="00591213"/>
    </style:style>
    <style:style style:name="P30" style:family="paragraph" style:parent-style-name="Standard">
      <style:text-properties fo:color="#55308d" loext:opacity="100%" fo:font-weight="bold" officeooo:rsid="003ddce6" officeooo:paragraph-rsid="003ddce6" style:font-weight-asian="bold" style:font-weight-complex="bold"/>
    </style:style>
    <style:style style:name="P31" style:family="paragraph" style:parent-style-name="Standard">
      <style:text-properties officeooo:paragraph-rsid="0013967e"/>
    </style:style>
    <style:style style:name="P32" style:family="paragraph" style:parent-style-name="Standard">
      <style:text-properties officeooo:paragraph-rsid="005f1ba0"/>
    </style:style>
    <style:style style:name="P33" style:family="paragraph" style:parent-style-name="Standard">
      <style:text-properties officeooo:rsid="0072dfad" officeooo:paragraph-rsid="0072dfad"/>
    </style:style>
    <style:style style:name="P34" style:family="paragraph" style:parent-style-name="Standard">
      <style:text-properties fo:font-weight="bold" officeooo:rsid="00415387" officeooo:paragraph-rsid="0072dfad" style:font-weight-asian="bold" style:font-weight-complex="bold"/>
    </style:style>
    <style:style style:name="T1" style:family="text">
      <style:text-properties officeooo:rsid="0013967e"/>
    </style:style>
    <style:style style:name="T2" style:family="text">
      <style:text-properties officeooo:rsid="001c8e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a2df" style:font-style-asian="normal" style:font-style-complex="normal"/>
    </style:style>
    <style:style style:name="T6" style:family="text">
      <style:text-properties officeooo:rsid="00222a22"/>
    </style:style>
    <style:style style:name="T7" style:family="text">
      <style:text-properties officeooo:rsid="00233e15"/>
    </style:style>
    <style:style style:name="T8" style:family="text">
      <style:text-properties officeooo:rsid="0031a411"/>
    </style:style>
    <style:style style:name="T9" style:family="text">
      <style:text-properties officeooo:rsid="0033ccc5"/>
    </style:style>
    <style:style style:name="T10" style:family="text">
      <style:text-properties officeooo:rsid="00282c9f"/>
    </style:style>
    <style:style style:name="T11" style:family="text">
      <style:text-properties officeooo:rsid="003acb37"/>
    </style:style>
    <style:style style:name="T12" style:family="text">
      <style:text-properties fo:color="#55308d" loext:opacity="100%" fo:font-weight="bold" officeooo:rsid="00197e93" style:font-weight-asian="bold" style:font-weight-complex="bold"/>
    </style:style>
    <style:style style:name="T13" style:family="text">
      <style:text-properties fo:color="#55308d" loext:opacity="100%" fo:font-weight="bold" officeooo:rsid="00233e15" style:font-weight-asian="bold" style:font-weight-complex="bold"/>
    </style:style>
    <style:style style:name="T14" style:family="text">
      <style:text-properties officeooo:rsid="0045ee7a"/>
    </style:style>
    <style:style style:name="T15" style:family="text">
      <style:text-properties officeooo:rsid="004bf846"/>
    </style:style>
    <style:style style:name="T16" style:family="text">
      <style:text-properties officeooo:rsid="004c5622"/>
    </style:style>
    <style:style style:name="T17" style:family="text">
      <style:text-properties officeooo:rsid="00552cde"/>
    </style:style>
    <style:style style:name="T18" style:family="text">
      <style:text-properties officeooo:rsid="00568af8"/>
    </style:style>
    <style:style style:name="T19" style:family="text">
      <style:text-properties officeooo:rsid="0056b883"/>
    </style:style>
    <style:style style:name="T20" style:family="text">
      <style:text-properties officeooo:rsid="00591213"/>
    </style:style>
    <style:style style:name="T21" style:family="text">
      <style:text-properties officeooo:rsid="005c1b5d"/>
    </style:style>
    <style:style style:name="T22" style:family="text">
      <style:text-properties officeooo:rsid="005f1b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LCON BUILD</text:p>
      <text:p text:style-name="P6">colcon build --packages-select swarm_aruco --symlink-install</text:p>
      <text:p text:style-name="P6">source install/setup.bash</text:p>
      <text:p text:style-name="P2"/>
      <text:p text:style-name="P2"/>
      <text:p text:style-name="P9">ROBOMASTER NODE<text:span text:style-name="T7">S</text:span></text:p>
      <text:p text:style-name="Standard">ros2 run robomaster_ros connect NETGEAR25 mightyplanet260</text:p>
      <text:p text:style-name="P32">ros2 run robomaster_ros connect NETGEAR<text:span text:style-name="T22">48</text:span> <text:span text:style-name="T22">sillyrabbit916</text:span></text:p>
      <text:p text:style-name="P3">ros2 run robomaster_ros discover</text:p>
      <text:p text:style-name="P17"/>
      <text:p text:style-name="P17">ros2 launch swarm_bringup launch_centralized_swarm.py</text:p>
      <text:p text:style-name="P17">ros2 launch swarm_bringup launch_<text:span text:style-name="T21">decentralized_agent</text:span>.py</text:p>
      <text:p text:style-name="Standard"/>
      <text:p text:style-name="Standard">ros2 launch robomaster_ros s1.launch name:=RM<text:span text:style-name="T2">1</text:span> serial_number:=159CKC50070ECX</text:p>
      <text:p text:style-name="P1">ros2 launch robomaster_ros s1.launch name:=RM<text:span text:style-name="T2">2</text:span> serial_number:=159CKC50070E<text:span text:style-name="T1">5N</text:span></text:p>
      <text:p text:style-name="P16">ros2 launch robomaster_ros s1.launch name:=RM<text:span text:style-name="T2">3</text:span> serial_number:=<text:span text:style-name="T1">159CG9</text:span><text:span text:style-name="T11">J</text:span><text:span text:style-name="T1">0050</text:span><text:span text:style-name="T11">797</text:span></text:p>
      <text:p text:style-name="P1">ros2 launch robomaster_ros s1.launch name:=RM<text:span text:style-name="T11">4</text:span> serial_number:=<text:span text:style-name="T1">159CG9V0050HED</text:span></text:p>
      <text:p text:style-name="P1"/>
      <text:p text:style-name="P1"/>
      <text:p text:style-name="P1">ros2 run swarm_controller stop_all</text:p>
      <text:p text:style-name="P1">ros2 service call /RM1/engage_wheels std_srvs/srv/SetBool "{data: false}"</text:p>
      <text:p text:style-name="P1"/>
      <text:p text:style-name="P29">ros2 run swarm_controller <text:span text:style-name="T20">all_capture</text:span></text:p>
      <text:p text:style-name="P27">ros2 service call /RM<text:span text:style-name="T19">3</text:span>/<text:span text:style-name="T18">toggle_controller</text:span> std_srvs/srv/SetBool "{data: <text:span text:style-name="T18">true</text:span>}"</text:p>
      <text:p text:style-name="P1"/>
      <text:p text:style-name="P1"/>
      <text:p text:style-name="P8">CONTROL NODES</text:p>
      <text:p text:style-name="P3">ros2 topic pub /<text:span text:style-name="T3">RM1/</text:span><text:span text:style-name="T4">cmd_vel geometry_msgs/msg/Twist "{linear: {x: 0.05}}" --once</text:span></text:p>
      <text:p text:style-name="P4">ros2 topic pub /<text:span text:style-name="T3">RM1/</text:span><text:span text:style-name="T4">cmd_vel geometry_msgs/msg/Twist "{</text:span><text:span text:style-name="T5">angular:</text:span><text:span text:style-name="T4"> {</text:span><text:span text:style-name="T5">z</text:span><text:span text:style-name="T4">: 0.05}}" –once</text:span></text:p>
      <text:p text:style-name="P19"/>
      <text:p text:style-name="P3">ros2 topic pub /<text:span text:style-name="T3">RM1/</text:span><text:span text:style-name="T4">cmd_vel geometry_msgs/msg/Twist "{linear: {x: 0, y: 0, z: 0}, angular: {x: 0, y: 0, z: 0}}" --once</text:span></text:p>
      <text:p text:style-name="P1"/>
      <text:p text:style-name="P1"/>
      <text:p text:style-name="P12">GUIDANCE NODES</text:p>
      <text:p text:style-name="P1">ros2 run swarm_controller pointing_guidance1 --ros-args -r __ns:=/RM1</text:p>
      <text:p text:style-name="P1">ros2 run swarm_controller po<text:span text:style-name="T8">sition</text:span>_guidance1 --ros-args -r __ns:=/RM1</text:p>
      <text:p text:style-name="P1"/>
      <text:p text:style-name="P7">ros2 run swarm_controller pointing_guidance<text:span text:style-name="T9">2</text:span> --ros-args -r __ns:=/RM1</text:p>
      <text:p text:style-name="P1"/>
      <text:p text:style-name="P1"/>
      <text:p text:style-name="P13">ARUCO NODES</text:p>
      <text:p text:style-name="P5">ros2 run swarm_aruco video_processor_h264 --ros-args -r __ns:=/RM1</text:p>
      <text:p text:style-name="P5">ros2 run swarm_aruco video_processor_color --ros-args -r __ns:=/RM1</text:p>
      <text:p text:style-name="P5"/>
      <text:p text:style-name="P15"><text:span text:style-name="T10">ros2 run swarm_aruco aruco_detector --</text:span><text:span text:style-name="T6">ros-args -r __ns:=/RM1</text:span></text:p>
      <text:p text:style-name="P1"/>
      <text:p text:style-name="P1"/>
      <text:p text:style-name="P24"><text:span text:style-name="T12">MARVELMIND NODE</text:span><text:span text:style-name="T13">S</text:span></text:p>
      <text:p text:style-name="P1"><text:soft-page-break/>ros2 launch marvelmind_ros2 marvelmind_ros2.launch.py</text:p>
      <text:p text:style-name="P1">ls /dev/ttyACM*</text:p>
      <text:p text:style-name="P1"/>
      <text:p text:style-name="P10">MAGNET NODES</text:p>
      <text:p text:style-name="P1">ros2 service call /<text:span text:style-name="T16">RM3/</text:span>toggle_<text:span text:style-name="T14">magnet</text:span> std_srvs/srv/SetBool "{data: true}"</text:p>
      <text:p text:style-name="P18">ros2 launch swarm_bringup launch_<text:span text:style-name="T15">magnet</text:span>.py</text:p>
      <text:p text:style-name="P18"/>
      <text:p text:style-name="P23">Test GPIO Output</text:p>
      <text:p text:style-name="P28">cd ~/.ros2_swarm/src/swarm_magnet/swarm_magnet</text:p>
      <text:p text:style-name="P28">python3 gpio_state_test.py</text:p>
      <text:p text:style-name="P1"/>
      <text:p text:style-name="P1"/>
      <text:p text:style-name="P1"/>
      <text:p text:style-name="P30">GEDIT ~/.BASHRC</text:p>
      <text:p text:style-name="P1"/>
      <text:p text:style-name="P1">gedit ~/.bashrc</text:p>
      <text:p text:style-name="P1"/>
      <text:p text:style-name="P1">source /opt/ros/humble/setup.bash </text:p>
      <text:p text:style-name="P1">source /usr/share/colcon_argcomplete/hook/colcon-argcomplete.bash</text:p>
      <text:p text:style-name="P1">source ~/ros2_robomaster/install/setup.bash</text:p>
      <text:p text:style-name="P1">source ~/ros2_marvelmind/install/setup.bash</text:p>
      <text:p text:style-name="P1">source ~/ros2_swarm/install/setup.bash</text:p>
      <text:p text:style-name="P1"/>
      <text:p text:style-name="P1"/>
      <text:p text:style-name="P1"/>
      <text:p text:style-name="P1"/>
      <text:p text:style-name="P1"/>
      <text:p text:style-name="P1"/>
      <text:p text:style-name="P14">RASPBERRYPI SSH</text:p>
      <text:p text:style-name="P1">sudo arp-scan –localnet</text:p>
      <text:p text:style-name="P1"/>
      <text:p text:style-name="P34">command to know IP address in LAN to run on PI directly</text:p>
      <text:p text:style-name="P33">ip a</text:p>
      <text:p text:style-name="P1"/>
      <text:p text:style-name="P1"/>
      <text:p text:style-name="P1"/>
      <text:p text:style-name="P25">ssh jason@192.168.1.3</text:p>
      <text:p text:style-name="P1"/>
      <text:p text:style-name="P20">Try removing key if connection failed and try again ssh</text:p>
      <text:p text:style-name="P1">ssh-keygen -f "/home/elghali/.ssh/known_hosts" -R "192.168.1.3"</text:p>
      <text:p text:style-name="P1"/>
      <text:p text:style-name="P22">Copy file from centralized computer to Pi</text:p>
      <text:p text:style-name="P26">scp -r /home/elghali/ros2_<text:span text:style-name="T17">marvelmind</text:span> raspberrypi<text:span text:style-name="T17">3</text:span>@192.168.1.<text:span text:style-name="T17">3</text:span>:/home/<text:span text:style-name="T17">raspberrypi3</text:span></text:p>
      <text:p text:style-name="P1"/>
      <text:p text:style-name="P21">Check current ROS_DOMAIN_ID</text:p>
      <text:p text:style-name="P1">echo $ROS_DOMAIN_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13:20.013470705</meta:creation-date>
    <dc:date>2025-12-15T13:36:16.773257037</dc:date>
    <meta:editing-duration>P1DT18H46M1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271" meta:character-count="2560" meta:non-whitespace-character-count="2354"/>
  </office:meta>
</office:document-meta>
</file>